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613fb"/>
    </style:style>
    <style:style style:name="P2" style:family="paragraph" style:parent-style-name="Standard">
      <style:text-properties officeooo:rsid="001613fb" officeooo:paragraph-rsid="001613fb"/>
    </style:style>
    <style:style style:name="P3" style:family="paragraph" style:parent-style-name="Standard">
      <style:text-properties officeooo:paragraph-rsid="001649da"/>
    </style:style>
    <style:style style:name="P4" style:family="paragraph" style:parent-style-name="Standard">
      <style:paragraph-properties fo:text-align="justify" style:justify-single-word="false"/>
    </style:style>
    <style:style style:name="P5" style:family="paragraph" style:parent-style-name="Standard">
      <style:text-properties fo:font-weight="bold" style:font-weight-asian="bold" style:font-weight-complex="bold"/>
    </style:style>
    <style:style style:name="P6" style:family="paragraph" style:parent-style-name="Standard">
      <style:text-properties officeooo:rsid="00173f08" officeooo:paragraph-rsid="00173f08"/>
    </style:style>
    <style:style style:name="P7" style:family="paragraph" style:parent-style-name="Standard">
      <style:text-properties fo:color="#f04e4d" fo:font-weight="bold" style:font-weight-asian="bold" style:font-weight-complex="bold"/>
    </style:style>
    <style:style style:name="P8" style:family="paragraph" style:parent-style-name="Standard">
      <style:text-properties officeooo:paragraph-rsid="001f7663"/>
    </style:style>
    <style:style style:name="P9" style:family="paragraph" style:parent-style-name="Standard">
      <style:text-properties officeooo:rsid="001f7663" officeooo:paragraph-rsid="001f7663"/>
    </style:style>
    <style:style style:name="P10" style:family="paragraph" style:parent-style-name="Standard">
      <style:paragraph-properties fo:margin-top="0cm" fo:margin-bottom="0.423cm" loext:contextual-spacing="false" fo:line-height="100%"/>
      <style:text-properties officeooo:paragraph-rsid="001649da"/>
    </style:style>
    <style:style style:name="P11" style:family="paragraph" style:parent-style-name="Standard">
      <style:paragraph-properties fo:margin-left="2.54cm" fo:margin-right="0cm" fo:text-indent="0cm" style:auto-text-indent="false"/>
      <style:text-properties officeooo:paragraph-rsid="001649da"/>
    </style:style>
    <style:style style:name="P12" style:family="paragraph" style:parent-style-name="Standard" style:list-style-name="L1">
      <style:text-properties officeooo:paragraph-rsid="001613fb"/>
    </style:style>
    <style:style style:name="P13" style:family="paragraph" style:parent-style-name="Standard" style:list-style-name="L2">
      <style:text-properties officeooo:rsid="001613fb" officeooo:paragraph-rsid="001613fb"/>
    </style:style>
    <style:style style:name="P14" style:family="paragraph" style:parent-style-name="Standard">
      <style:text-properties officeooo:paragraph-rsid="001f7663"/>
    </style:style>
    <style:style style:name="P15" style:family="paragraph" style:parent-style-name="Standard" style:list-style-name="WWNum2">
      <style:paragraph-properties fo:margin-left="1.27cm" fo:margin-right="0cm" fo:margin-top="0cm" fo:margin-bottom="0cm" loext:contextual-spacing="false" fo:line-height="100%" fo:text-indent="-0.635cm" style:auto-text-indent="false"/>
      <style:text-properties officeooo:paragraph-rsid="001613fb"/>
    </style:style>
    <style:style style:name="P16" style:family="paragraph" style:parent-style-name="Standard" style:list-style-name="WWNum7">
      <style:paragraph-properties fo:margin-left="1.27cm" fo:margin-right="0cm" fo:margin-top="0cm" fo:margin-bottom="0cm" loext:contextual-spacing="false" fo:line-height="100%" fo:text-indent="-0.635cm" style:auto-text-indent="false"/>
      <style:text-properties officeooo:paragraph-rsid="001649da"/>
    </style:style>
    <style:style style:name="P17" style:family="paragraph" style:parent-style-name="Standard" style:list-style-name="WWNum7">
      <style:paragraph-properties fo:margin-left="1.27cm" fo:margin-right="0cm" fo:margin-top="0cm" fo:margin-bottom="0cm" loext:contextual-spacing="false" fo:line-height="100%" fo:text-indent="-0.635cm" style:auto-text-indent="false"/>
      <style:text-properties officeooo:rsid="0021cae7" officeooo:paragraph-rsid="0021cae7"/>
    </style:style>
    <style:style style:name="P18" style:family="paragraph" style:parent-style-name="Standard" style:list-style-name="WWNum2">
      <style:paragraph-properties fo:margin-left="1.27cm" fo:margin-right="0cm" fo:margin-top="0cm" fo:margin-bottom="0.423cm" loext:contextual-spacing="false" fo:line-height="100%" fo:text-indent="-0.635cm" style:auto-text-indent="false"/>
      <style:text-properties officeooo:paragraph-rsid="001613fb"/>
    </style:style>
    <style:style style:name="P19" style:family="paragraph" style:parent-style-name="Standard" style:list-style-name="WWNum5">
      <style:paragraph-properties fo:margin-left="1.27cm" fo:margin-right="0cm" fo:text-indent="-0.635cm" style:auto-text-indent="false"/>
      <style:text-properties officeooo:paragraph-rsid="001649da"/>
    </style:style>
    <style:style style:name="T1" style:family="text">
      <style:text-properties officeooo:rsid="001613fb"/>
    </style:style>
    <style:style style:name="T2" style:family="text">
      <style:text-properties fo:font-weight="bold" style:font-weight-asian="bold" style:font-weight-complex="bold"/>
    </style:style>
    <style:style style:name="T3" style:family="text">
      <style:text-properties officeooo:rsid="001f7663"/>
    </style:style>
    <style:style style:name="T4" style:family="text">
      <style:text-properties officeooo:rsid="0021cae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text:span text:style-name="T3">1. </text:span>What is usability testing in web testing?</text:p>
      <text:p text:style-name="P5"/>
      <text:p text:style-name="Standard"><text:span text:style-name="T2">Usability</text:span> <text:span text:style-name="T2">Testing</text:span> is a technique used to evaluate a product (in this case a website) by testing is on users. Most people who set up a usability test carefully construct a scenario wherein a person performs a list of tasks that someone who is using the website for the first time is likely to perform.</text:p>
      <text:p text:style-name="Standard"/>
      <text:p text:style-name="Standard"><text:span text:style-name="T1">2. </text:span>Explain the difference between HTTP and HTTPS?</text:p>
      <text:p text:style-name="Standard"/>
      <text:p text:style-name="Standard">Hyper Text Transfer Protocol Secure (HTTPS) is the secure version of HTTP, the protocol over which data is sent between your browser and the website that you are connected to. The 'S' at the end of HTTPS stands for 'Secure'. It means all communications between your browser and the website are encrypted.</text:p>
      <text:p text:style-name="Standard"/>
      <text:p text:style-name="Standard"><text:span text:style-name="T1">3. </text:span>Write the test scenarios for testing a web site?</text:p>
      <text:p text:style-name="Standard"/>
      <text:p text:style-name="P2">Ans:</text:p>
      <text:list xml:id="list2655602001" text:style-name="L1">
        <text:list-item>
          <text:p text:style-name="P12">All mandatory fields should be validated and indicated by an asterisk (*) symbol.</text:p>
        </text:list-item>
        <text:list-item>
          <text:p text:style-name="P12">Validation error messages should be displayed properly at a correct position.</text:p>
        </text:list-item>
        <text:list-item>
          <text:p text:style-name="P12">All error messages should be displayed in the same CSS style (e.g. using red color)</text:p>
        </text:list-item>
        <text:list-item>
          <text:p text:style-name="P12">General confirmation messages should be displayed using CSS style other than error messages style (e.g. using green color)</text:p>
        </text:list-item>
        <text:list-item>
          <text:p text:style-name="P12">Tooltips text should be meaningful.</text:p>
        </text:list-item>
        <text:list-item>
          <text:p text:style-name="P12">Drop-down fields should have the first entry as blank or text like ‘Select’.</text:p>
        </text:list-item>
        <text:list-item>
          <text:p text:style-name="P12">Delete functionality’ for any record on a page should ask for a confirmation.</text:p>
        </text:list-item>
        <text:list-item>
          <text:p text:style-name="P12">Select/deselect all records option should be provided if page supports record add/delete/update functionality</text:p>
        </text:list-item>
        <text:list-item>
          <text:p text:style-name="P12">Amount values should be displayed with correct currency symbols.</text:p>
        </text:list-item>
        <text:list-item>
          <text:p text:style-name="P12">Default page sorting should be provided.</text:p>
        </text:list-item>
        <text:list-item>
          <text:p text:style-name="P12">Reset button functionality should set default values for all fields.</text:p>
        </text:list-item>
        <text:list-item>
          <text:p text:style-name="P12">All numeric values should be formatted properly.</text:p>
        </text:list-item>
        <text:list-item>
          <text:p text:style-name="P12">Input fields should be checked for the max field value. Input values greater than specified max limit should not be accepted or stored in the database.</text:p>
        </text:list-item>
        <text:list-item>
          <text:p text:style-name="P12">Check all input fields for special characters.</text:p>
        </text:list-item>
      </text:list>
      <text:p text:style-name="P1"/>
      <text:p text:style-name="P7"><text:span text:style-name="T1">4. </text:span>How are browser caching, variations in browser option settings, dial-up connection variability, and real-world internet ‘traffic congestion’ problems to be accounted for testing?</text:p>
      <text:p text:style-name="P7"/>
      <text:p text:style-name="Standard"><text:span text:style-name="T1">5. </text:span>Write a few Test Cases on GMail functionality.</text:p>
      <text:p text:style-name="P1"/>
      <text:list xml:id="list2618491518" text:style-name="L2">
        <text:list-item>
          <text:p text:style-name="P13">Verify that cursor is focused on “Username” text box on the page load (login page)</text:p>
        </text:list-item>
        <text:list-item>
          <text:p text:style-name="P13">Verify that the login screen contains elements such as Username, Password, Sign in button, Remember password check box, Forgot password link, and Create an account link.</text:p>
        </text:list-item>
        <text:list-item>
          <text:p text:style-name="P13">Verify that tab functionality is working properly or not</text:p>
        </text:list-item>
        <text:list-item>
          <text:p text:style-name="P13">Verify that Enter/Tab key works as a substitute for the Sign in button</text:p>
        </text:list-item>
        <text:list-item>
          <text:p text:style-name="P13">Verify that all the fields such as Username, Password has a valid placeholder</text:p>
        </text:list-item>
        <text:list-item>
          <text:p text:style-name="P13">Verify that the labels float upward when the text field is in focus or filled (In case of floating label)</text:p>
        </text:list-item>
        <text:list-item>
          <text:p text:style-name="P13">Verify that User is able to Login with Valid Credentials</text:p>
        </text:list-item>
        <text:list-item>
          <text:p text:style-name="P13">Verify that User is not able to Login with invalid Username and invalid Password</text:p>
        </text:list-item>
        <text:list-item>
          <text:p text:style-name="P13">Verify that User is not able to Login with Valid Username and invalid Password</text:p>
        </text:list-item>
        <text:list-item>
          <text:p text:style-name="P13">Verify that User is not able to Login with invalid Username and Valid Password</text:p>
        </text:list-item>
        <text:list-item>
          <text:p text:style-name="P13"><text:soft-page-break/>Verify that User is not able to Login with blank Username or Password</text:p>
        </text:list-item>
        <text:list-item>
          <text:p text:style-name="P13">Verify that clicking on browser back button after successful login should not take User to log out mode</text:p>
        </text:list-item>
        <text:list-item>
          <text:p text:style-name="P13">Verify that clicking on browser back button after successful logout should not take User to logged in mode</text:p>
        </text:list-item>
        <text:list-item>
          <text:p text:style-name="P13">Verify that there is a limit on the total number of unsuccessful login attempts </text:p>
        </text:list-item>
        <text:list-item>
          <text:p text:style-name="P13">Verify that the password is in encrypted form when entere</text:p>
        </text:list-item>
      </text:list>
      <text:p text:style-name="P1"/>
      <text:p text:style-name="Standard"/>
      <text:p text:style-name="P2">6. Write any 5 common ATM Machine functionality.</text:p>
      <text:list xml:id="list4232912758" text:style-name="WWNum2">
        <text:list-item>
          <text:p text:style-name="P15">Activation of debit card</text:p>
        </text:list-item>
        <text:list-item>
          <text:p text:style-name="P15">Withdrawals</text:p>
        </text:list-item>
        <text:list-item>
          <text:p text:style-name="P15">Deposits</text:p>
        </text:list-item>
        <text:list-item>
          <text:p text:style-name="P15">Balance Inquiry</text:p>
        </text:list-item>
        <text:list-item>
          <text:p text:style-name="P18">Change PIN</text:p>
        </text:list-item>
      </text:list>
      <text:p text:style-name="P1"><text:span text:style-name="T1">7. </text:span>Give some examples of web applications that are used in our day to day life.</text:p>
      <text:p text:style-name="P1"/>
      <text:list xml:id="list1338408914" text:style-name="WWNum7">
        <text:list-item>
          <text:p text:style-name="P16">G<text:span text:style-name="T4">mail</text:span></text:p>
        </text:list-item>
        <text:list-item>
          <text:p text:style-name="P17">Instagram</text:p>
        </text:list-item>
        <text:list-item>
          <text:p text:style-name="P17">Stackover flow</text:p>
        </text:list-item>
        <text:list-item>
          <text:p text:style-name="P16">Google Docs</text:p>
        </text:list-item>
        <text:list-item>
          <text:p text:style-name="P16">Paytm</text:p>
        </text:list-item>
        <text:list-item>
          <text:p text:style-name="P17">Jabong</text:p>
        </text:list-item>
      </text:list>
      <text:p text:style-name="P10"/>
      <text:p text:style-name="Standard"><text:span text:style-name="T1">8. </text:span>What are the advantages of Using Cookies?</text:p>
      <text:p text:style-name="Standard"/>
      <text:p text:style-name="P6">Ans:</text:p>
      <text:p text:style-name="P3">Cookies are a powerful tool because they allow web developers to easily perform long-term user recognition.</text:p>
      <text:p text:style-name="P3"/>
      <text:p text:style-name="Standard"><text:span text:style-name="T1">9. </text:span>What is XSS and how We can prevent it?</text:p>
      <text:p text:style-name="Standard"/>
      <text:p text:style-name="P4">Cross Site Scripting attack means sending and injecting malicious code or script. Malicious code is usually written with client-side programming languages such as Javascript, HTML, VBScript, Flash, etc. The main purpose of this attack is to steal the other user’s identity data – cookies, session tokens and other information. </text:p>
      <text:p text:style-name="P4">Prevention for XSS</text:p>
      <text:p text:style-name="P4"/>
      <text:p text:style-name="P4">1. Escaping. Escaping data means taking the data an application has received and ensuring it’s secure before rendering it for the end user. By escaping user input, key characters in the data received by a web page will be prevented from being interpreted in any malicious way.</text:p>
      <text:p text:style-name="P4"/>
      <text:p text:style-name="P4">2. Validating Input <text:s/>is the process of ensuring an application is rendering the correct data and preventing malicious data from doing harm to the site, database, and users. While whitelisting and input validation are more commonly associated with SQL injection</text:p>
      <text:p text:style-name="P4"/>
      <text:p text:style-name="P4">Sanitizing - <text:s/>Sanitizing user input is especially helpful on sites that allow HTML markup, to ensure data received can do no harm to users as well as your database by scrubbing the data clean of potentially harmful markup, changing unacceptable user input to an acceptable format.</text:p>
      <text:p text:style-name="P4"/>
      <text:p text:style-name="P4"/>
      <text:p text:style-name="Standard"><text:soft-page-break/><text:span text:style-name="T1">10. </text:span>Write a few Cross Browsing Testing TCs for any website.</text:p>
      <text:p text:style-name="Standard"/>
      <text:list xml:id="list3671637295" text:style-name="WWNum5">
        <text:list-item>
          <text:p text:style-name="P19">Does the website loads on browser? <text:tab/></text:p>
        </text:list-item>
      </text:list>
      <text:p text:style-name="P11"/>
      <text:list xml:id="list155724445093079" text:continue-numbering="true" text:style-name="WWNum5">
        <text:list-item>
          <text:p text:style-name="P19">Does the elements (such as buttons, forms, menu) visible?</text:p>
        </text:list-item>
      </text:list>
      <text:p text:style-name="P11"/>
      <text:list xml:id="list155724446414101" text:continue-numbering="true" text:style-name="WWNum5">
        <text:list-item>
          <text:p text:style-name="P19">Does this website or app opens on tablet? <text:tab/></text:p>
        </text:list-item>
      </text:list>
      <text:p text:style-name="P11"/>
      <text:list xml:id="list155724334260812" text:continue-numbering="true" text:style-name="WWNum5">
        <text:list-item>
          <text:p text:style-name="P19">Does this website opens on smartphone?</text:p>
        </text:list-item>
      </text:list>
      <text:p text:style-name="P11"/>
      <text:list xml:id="list155723983304870" text:continue-numbering="true" text:style-name="WWNum5">
        <text:list-item>
          <text:p text:style-name="P19">Does the dynamic data appears properly in the responsive layout?</text:p>
        </text:list-item>
      </text:list>
      <text:p text:style-name="P11"/>
      <text:list xml:id="list155724220315848" text:continue-numbering="true" text:style-name="WWNum5">
        <text:list-item>
          <text:p text:style-name="P19">Does the tables render properly for viewing on specific resolution? <text:tab/></text:p>
        </text:list-item>
      </text:list>
      <text:p text:style-name="P11"/>
      <text:list xml:id="list155723974445870" text:continue-numbering="true" text:style-name="WWNum5">
        <text:list-item>
          <text:p text:style-name="P19">Does the data appears correctly in the respective tables?</text:p>
        </text:list-item>
      </text:list>
      <text:p text:style-name="P11"/>
      <text:list xml:id="list155725397463669" text:continue-numbering="true" text:style-name="WWNum5">
        <text:list-item>
          <text:p text:style-name="P19">Does the website loads partially under slow connec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7T13:05:49.442722676</meta:creation-date>
    <dc:date>2019-03-08T15:57:23.168136395</dc:date>
    <meta:editing-duration>PT3H36M59S</meta:editing-duration>
    <meta:editing-cycles>9</meta:editing-cycles>
    <meta:generator>LibreOffice/6.0.7.3$Linux_X86_64 LibreOffice_project/00m0$Build-3</meta:generator>
    <meta:document-statistic meta:table-count="0" meta:image-count="0" meta:object-count="0" meta:page-count="3" meta:paragraph-count="68" meta:word-count="940" meta:character-count="5453" meta:non-whitespace-character-count="4618"/>
  </office:meta>
</office:document-meta>
</file>